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152cm"/>
    </style:style>
    <style:style style:name="co2" style:family="table-column">
      <style:table-column-properties fo:break-before="auto" style:column-width="3.74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9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16">
            <text:p>5016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16">
            <text:p>20016</text:p>
          </table:table-cell>
          <table:table-cell office:value-type="float" office:value="25016">
            <text:p>25016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16">
            <text:p>40016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16">
            <text:p>55016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16">
            <text:p>70016</text:p>
          </table:table-cell>
          <table:table-cell office:value-type="float" office:value="75000">
            <text:p>75000</text:p>
          </table:table-cell>
          <table:table-cell office:value-type="float" office:value="80016">
            <text:p>80016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16">
            <text:p>100016</text:p>
          </table:table-cell>
          <table:table-cell office:value-type="float" office:value="105016">
            <text:p>105016</text:p>
          </table:table-cell>
          <table:table-cell office:value-type="float" office:value="110000">
            <text:p>110000</text:p>
          </table:table-cell>
          <table:table-cell office:value-type="float" office:value="115016">
            <text:p>115016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16">
            <text:p>130016</text:p>
          </table:table-cell>
          <table:table-cell office:value-type="float" office:value="135000">
            <text:p>135000</text:p>
          </table:table-cell>
          <table:table-cell office:value-type="float" office:value="140016">
            <text:p>140016</text:p>
          </table:table-cell>
          <table:table-cell office:value-type="float" office:value="145016">
            <text:p>145016</text:p>
          </table:table-cell>
          <table:table-cell office:value-type="float" office:value="150000">
            <text:p>150000</text:p>
          </table:table-cell>
          <table:table-cell office:value-type="float" office:value="155016">
            <text:p>155016</text:p>
          </table:table-cell>
          <table:table-cell office:value-type="float" office:value="160016">
            <text:p>160016</text:p>
          </table:table-cell>
          <table:table-cell office:value-type="float" office:value="165000">
            <text:p>165000</text:p>
          </table:table-cell>
          <table:table-cell office:value-type="float" office:value="170016">
            <text:p>170016</text:p>
          </table:table-cell>
          <table:table-cell office:value-type="float" office:value="175016">
            <text:p>175016</text:p>
          </table:table-cell>
          <table:table-cell office:value-type="float" office:value="180000">
            <text:p>180000</text:p>
          </table:table-cell>
          <table:table-cell office:value-type="float" office:value="185016">
            <text:p>185016</text:p>
          </table:table-cell>
          <table:table-cell office:value-type="float" office:value="190000">
            <text:p>190000</text:p>
          </table:table-cell>
          <table:table-cell office:value-type="float" office:value="195016">
            <text:p>195016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16">
            <text:p>210016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16">
            <text:p>225016</text:p>
          </table:table-cell>
          <table:table-cell office:value-type="float" office:value="230016">
            <text:p>230016</text:p>
          </table:table-cell>
          <table:table-cell office:value-type="float" office:value="235016">
            <text:p>235016</text:p>
          </table:table-cell>
          <table:table-cell office:value-type="float" office:value="240016">
            <text:p>240016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16">
            <text:p>285016</text:p>
          </table:table-cell>
          <table:table-cell office:value-type="float" office:value="290016">
            <text:p>290016</text:p>
          </table:table-cell>
          <table:table-cell office:value-type="float" office:value="295016">
            <text:p>295016</text:p>
          </table:table-cell>
        </table:table-row>
        <table:table-row table:style-name="ro1">
          <table:table-cell office:value-type="string">
            <text:p>Costo</text:p>
          </table:table-cell>
          <table:table-cell table:number-columns-repeated="6" office:value-type="float" office:value="1219.27185068139">
            <text:p>1219,27</text:p>
          </table:table-cell>
          <table:table-cell table:number-columns-repeated="3" office:value-type="float" office:value="1218.11345789604">
            <text:p>1218,11</text:p>
          </table:table-cell>
          <table:table-cell table:number-columns-repeated="40" office:value-type="float" office:value="1162.44096692677">
            <text:p>1162,44</text:p>
          </table:table-cell>
          <table:table-cell table:number-columns-repeated="7" office:value-type="float" office:value="1154.65568686916">
            <text:p>1154,66</text:p>
          </table:table-cell>
          <table:table-cell table:number-columns-repeated="3" office:value-type="float" office:value="1152.87896332147">
            <text:p>1152,88</text:p>
          </table:table-cell>
        </table:table-row>
        <table:table-row table:style-name="ro1">
          <table:table-cell office:value-type="string">
            <text:p>Generacion</text:p>
          </table:table-cell>
          <table:table-cell table:number-columns-repeated="5" office:value-type="float" office:value="1">
            <text:p>1</text:p>
          </table:table-cell>
          <table:table-cell table:number-columns-repeated="51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169.64130259145">
            <text:p>1169,64</text:p>
          </table:table-cell>
          <table:table-cell table:number-columns-repeated="58"/>
        </table:table-row>
        <table:table-row table:style-name="ro1">
          <table:table-cell office:value-type="string">
            <text:p>Varianza:</text:p>
          </table:table-cell>
          <table:table-cell table:formula="oooc:=VAR([.B2:.BH2])" office:value-type="float" office:value="453.732749873513">
            <text:p>453,73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/>
          <table:table-cell>
            <draw:frame table:end-cell-address="Sheet1.G26" table:end-x="3.257cm" table:end-y="0.427cm" draw:z-index="0" svg:width="21.274cm" svg:height="8.41cm" svg:x="0.627cm" svg:y="0.145cm">
              <draw:object draw:notify-on-update-of-ranges="Sheet1.A1:Sheet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/12/2007</text:date>, <text:time>18:49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12-26T18:47:58</meta:creation-date>
    <dc:creator>Hugo Meyer</dc:creator>
    <dc:date>2007-12-26T18:49:05</dc:date>
    <dc:language>es-E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1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Arial" style:font-family-generic="swiss" style:font-pitch="variable" fo:font-size="15.6000003814697pt" style:font-family-asian="'Arial Unicode MS'" style:font-pitch-asian="variable" style:font-size-asian="15.6000003814697pt" style:font-family-complex="Tahoma" style:font-pitch-complex="variable" style:font-size-complex="15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.19999980926514pt" style:font-family-asian="'Arial Unicode MS'" style:font-pitch-asian="variable" style:font-size-asian="7.19999980926514pt" style:font-family-complex="Tahoma" style:font-pitch-complex="variable" style:font-size-complex="7.1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9999961853027pt" style:font-family-asian="'Arial Unicode MS'" style:font-pitch-asian="variable" style:font-size-asian="8.39999961853027pt" style:font-family-complex="Tahoma" style:font-pitch-complex="variable" style:font-size-complex="8.39999961853027pt"/>
    </style:style>
    <style:style style:name="ch6" style:family="chart">
      <style:chart-properties style:direction="ltr"/>
      <style:graphic-properties draw:stroke="none" draw:fill="none"/>
      <style:text-properties fo:font-family="Arial" style:font-family-generic="swiss" style:font-pitch="variable" fo:font-size="10.8000001907349pt" style:font-family-asian="'Arial Unicode MS'" style:font-pitch-asian="variable" style:font-size-asian="10.8000001907349pt" style:font-family-complex="Tahoma" style:font-pitch-complex="variable" style:font-size-complex="10.8000001907349pt"/>
    </style:style>
    <style:style style:name="ch7" style:family="chart" style:data-style-name="N0">
      <style:chart-properties chart:display-label="true" chart:tick-marks-major-inner="false" chart:tick-marks-major-outer="true" chart:logarithmic="false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39999961853027pt" style:font-family-asian="'Arial Unicode MS'" style:font-pitch-asian="variable" style:font-size-asian="8.39999961853027pt" style:font-family-complex="Tahoma" style:font-pitch-complex="variable" style:font-size-complex="8.39999961853027pt"/>
    </style:style>
    <style:style style:name="ch8" style:family="chart">
      <style:graphic-properties svg:stroke-color="#993366" draw:fill-color="#993366"/>
      <style:text-properties fo:font-family="Arial" style:font-family-generic="swiss" style:font-pitch="variable" fo:font-size="7.19999980926514pt" style:font-family-asian="'Arial Unicode MS'" style:font-pitch-asian="variable" style:font-size-asian="7.19999980926514pt" style:font-family-complex="Tahoma" style:font-pitch-complex="variable" style:font-size-complex="7.19999980926514pt"/>
    </style:style>
    <style:style style:name="ch9" style:family="chart">
      <style:graphic-properties draw:stroke="none" draw:fill="solid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21.275cm" svg:height="8.411cm" chart:class="chart:scatter" chart:style-name="ch1">
        <chart:title svg:x="8.566cm" svg:y="0.168cm" chart:style-name="ch2">
          <text:p>Tiempo vs Costo</text:p>
        </chart:title>
        <chart:legend chart:legend-position="end" svg:x="19.692cm" svg:y="3.973cm" chart:style-name="ch3"/>
        <chart:plot-area chart:style-name="ch4" table:cell-range-address="Sheet1.$A$1:.$BH$2" chart:data-source-has-labels="column" chart:table-number-list="0" svg:x="0.424cm" svg:y="1.123cm" svg:width="18.421cm" svg:height="7.12cm">
          <chart:axis chart:dimension="x" chart:name="primary-x" chart:style-name="ch5">
            <chart:title svg:x="9.531cm" svg:y="7.816cm" chart:style-name="ch6">
              <text:p>Tiempo</text:p>
            </chart:title>
            <chart:categories table:cell-range-address="local-table.A2:.A60"/>
          </chart:axis>
          <chart:axis chart:dimension="y" chart:name="primary-y" chart:style-name="ch7">
            <chart:title svg:x="0.424cm" svg:y="4.576cm" chart:style-name="ch6">
              <text:p>Costo</text:p>
            </chart:title>
            <chart:grid chart:class="major"/>
          </chart:axis>
          <chart:series chart:style-name="ch8">
            <chart:domain/>
            <chart:data-point chart:repeated="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  <table:table-cell office:value-type="string">
                <text:p>Column Z</text:p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  <table:table-cell office:value-type="string">
                <text:p>Column AC</text:p>
              </table:table-cell>
              <table:table-cell office:value-type="string">
                <text:p>Column AD</text:p>
              </table:table-cell>
              <table:table-cell office:value-type="string">
                <text:p>Column AE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AH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AK</text:p>
              </table:table-cell>
              <table:table-cell office:value-type="string">
                <text:p>Column AL</text:p>
              </table:table-cell>
              <table:table-cell office:value-type="string">
                <text:p>Column AM</text:p>
              </table:table-cell>
              <table:table-cell office:value-type="string">
                <text:p>Column AN</text:p>
              </table:table-cell>
              <table:table-cell office:value-type="string">
                <text:p>Column AO</text:p>
              </table:table-cell>
              <table:table-cell office:value-type="string">
                <text:p>Column AP</text:p>
              </table:table-cell>
              <table:table-cell office:value-type="string">
                <text:p>Column AQ</text:p>
              </table:table-cell>
              <table:table-cell office:value-type="string">
                <text:p>Column AR</text:p>
              </table:table-cell>
              <table:table-cell office:value-type="string">
                <text:p>Column AS</text:p>
              </table:table-cell>
              <table:table-cell office:value-type="string">
                <text:p>Column AT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  <table:table-cell office:value-type="string">
                <text:p>Column AW</text:p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Z</text:p>
              </table:table-cell>
              <table:table-cell office:value-type="string">
                <text:p>Column BA</text:p>
              </table:table-cell>
              <table:table-cell office:value-type="string">
                <text:p>Column BB</text:p>
              </table:table-cell>
              <table:table-cell office:value-type="string">
                <text:p>Column BC</text:p>
              </table:table-cell>
              <table:table-cell office:value-type="string">
                <text:p>Column BD</text:p>
              </table:table-cell>
              <table:table-cell office:value-type="string">
                <text:p>Column BE</text:p>
              </table:table-cell>
              <table:table-cell office:value-type="string">
                <text:p>Column BF</text:p>
              </table:table-cell>
              <table:table-cell office:value-type="string">
                <text:p>Column BG</text:p>
              </table:table-cell>
              <table:table-cell office:value-type="string">
                <text:p>Column BH</text:p>
              </table:table-cell>
            </table:table-row>
          </table:table-header-rows>
          <table:table-rows>
            <table:table-row>
              <table:table-cell office:value-type="string">
                <text:p>Tiempo</text:p>
              </table:table-cell>
              <table:table-cell office:value-type="float" office:value="5016">
                <text:p>5016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16">
                <text:p>20016</text:p>
              </table:table-cell>
              <table:table-cell office:value-type="float" office:value="25016">
                <text:p>25016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16">
                <text:p>40016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16">
                <text:p>55016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16">
                <text:p>70016</text:p>
              </table:table-cell>
              <table:table-cell office:value-type="float" office:value="75000">
                <text:p>75000</text:p>
              </table:table-cell>
              <table:table-cell office:value-type="float" office:value="80016">
                <text:p>80016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16">
                <text:p>100016</text:p>
              </table:table-cell>
              <table:table-cell office:value-type="float" office:value="105016">
                <text:p>105016</text:p>
              </table:table-cell>
              <table:table-cell office:value-type="float" office:value="110000">
                <text:p>110000</text:p>
              </table:table-cell>
              <table:table-cell office:value-type="float" office:value="115016">
                <text:p>115016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16">
                <text:p>130016</text:p>
              </table:table-cell>
              <table:table-cell office:value-type="float" office:value="135000">
                <text:p>135000</text:p>
              </table:table-cell>
              <table:table-cell office:value-type="float" office:value="140016">
                <text:p>140016</text:p>
              </table:table-cell>
              <table:table-cell office:value-type="float" office:value="145016">
                <text:p>145016</text:p>
              </table:table-cell>
              <table:table-cell office:value-type="float" office:value="150000">
                <text:p>150000</text:p>
              </table:table-cell>
              <table:table-cell office:value-type="float" office:value="155016">
                <text:p>155016</text:p>
              </table:table-cell>
              <table:table-cell office:value-type="float" office:value="160016">
                <text:p>160016</text:p>
              </table:table-cell>
              <table:table-cell office:value-type="float" office:value="165000">
                <text:p>165000</text:p>
              </table:table-cell>
              <table:table-cell office:value-type="float" office:value="170016">
                <text:p>170016</text:p>
              </table:table-cell>
              <table:table-cell office:value-type="float" office:value="175016">
                <text:p>175016</text:p>
              </table:table-cell>
              <table:table-cell office:value-type="float" office:value="180000">
                <text:p>180000</text:p>
              </table:table-cell>
              <table:table-cell office:value-type="float" office:value="185016">
                <text:p>185016</text:p>
              </table:table-cell>
              <table:table-cell office:value-type="float" office:value="190000">
                <text:p>190000</text:p>
              </table:table-cell>
              <table:table-cell office:value-type="float" office:value="195016">
                <text:p>195016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16">
                <text:p>210016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16">
                <text:p>225016</text:p>
              </table:table-cell>
              <table:table-cell office:value-type="float" office:value="230016">
                <text:p>230016</text:p>
              </table:table-cell>
              <table:table-cell office:value-type="float" office:value="235016">
                <text:p>235016</text:p>
              </table:table-cell>
              <table:table-cell office:value-type="float" office:value="240016">
                <text:p>240016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16">
                <text:p>285016</text:p>
              </table:table-cell>
              <table:table-cell office:value-type="float" office:value="290016">
                <text:p>290016</text:p>
              </table:table-cell>
              <table:table-cell office:value-type="float" office:value="295016">
                <text:p>295016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219.27185068139">
                <text:p>1219.27185068139</text:p>
              </table:table-cell>
              <table:table-cell office:value-type="float" office:value="1219.27185068139">
                <text:p>1219.27185068139</text:p>
              </table:table-cell>
              <table:table-cell office:value-type="float" office:value="1219.27185068139">
                <text:p>1219.27185068139</text:p>
              </table:table-cell>
              <table:table-cell office:value-type="float" office:value="1219.27185068139">
                <text:p>1219.27185068139</text:p>
              </table:table-cell>
              <table:table-cell office:value-type="float" office:value="1219.27185068139">
                <text:p>1219.27185068139</text:p>
              </table:table-cell>
              <table:table-cell office:value-type="float" office:value="1219.27185068139">
                <text:p>1219.27185068139</text:p>
              </table:table-cell>
              <table:table-cell office:value-type="float" office:value="1218.11345789604">
                <text:p>1218.11345789604</text:p>
              </table:table-cell>
              <table:table-cell office:value-type="float" office:value="1218.11345789604">
                <text:p>1218.11345789604</text:p>
              </table:table-cell>
              <table:table-cell office:value-type="float" office:value="1218.11345789604">
                <text:p>1218.11345789604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62.44096692677">
                <text:p>1162.44096692677</text:p>
              </table:table-cell>
              <table:table-cell office:value-type="float" office:value="1154.65568686916">
                <text:p>1154.65568686916</text:p>
              </table:table-cell>
              <table:table-cell office:value-type="float" office:value="1154.65568686916">
                <text:p>1154.65568686916</text:p>
              </table:table-cell>
              <table:table-cell office:value-type="float" office:value="1154.65568686916">
                <text:p>1154.65568686916</text:p>
              </table:table-cell>
              <table:table-cell office:value-type="float" office:value="1154.65568686916">
                <text:p>1154.65568686916</text:p>
              </table:table-cell>
              <table:table-cell office:value-type="float" office:value="1154.65568686916">
                <text:p>1154.65568686916</text:p>
              </table:table-cell>
              <table:table-cell office:value-type="float" office:value="1154.65568686916">
                <text:p>1154.65568686916</text:p>
              </table:table-cell>
              <table:table-cell office:value-type="float" office:value="1154.65568686916">
                <text:p>1154.65568686916</text:p>
              </table:table-cell>
              <table:table-cell office:value-type="float" office:value="1152.87896332147">
                <text:p>1152.87896332147</text:p>
              </table:table-cell>
              <table:table-cell office:value-type="float" office:value="1152.87896332147">
                <text:p>1152.87896332147</text:p>
              </table:table-cell>
              <table:table-cell office:value-type="float" office:value="1152.87896332147">
                <text:p>1152.8789633214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